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text-indent="0in" style:auto-text-indent="false">
        <style:tab-stops>
          <style:tab-stop style:position="0.9417in"/>
        </style:tab-stops>
      </style:paragraph-properties>
    </style:style>
    <style:style style:name="P2" style:family="paragraph" style:parent-style-name="Text_20_body" style:list-style-name="WWNum1"/>
    <style:style style:name="P3" style:family="paragraph" style:parent-style-name="Text_20_body" style:list-style-name="WWNum1">
      <style:text-properties officeooo:paragraph-rsid="00155752"/>
    </style:style>
    <style:style style:name="P4" style:family="paragraph" style:parent-style-name="Text_20_body" style:list-style-name="L1">
      <style:text-properties officeooo:paragraph-rsid="00155752"/>
    </style:style>
    <style:style style:name="P5" style:family="paragraph" style:parent-style-name="Text_20_body" style:list-style-name="L2">
      <style:text-properties officeooo:rsid="00155752" officeooo:paragraph-rsid="00155752"/>
    </style:style>
    <style:style style:name="P6" style:family="paragraph" style:parent-style-name="Text_20_body" style:list-style-name="WWNum1">
      <style:paragraph-properties>
        <style:tab-stops>
          <style:tab-stop style:position="-0.5583in"/>
        </style:tab-stops>
      </style:paragraph-properties>
    </style:style>
    <style:style style:name="P7" style:family="paragraph" style:parent-style-name="Text_20_body" style:list-style-name="WWNum1">
      <style:text-properties officeooo:rsid="0016cc18" officeooo:paragraph-rsid="0016cc18"/>
    </style:style>
    <style:style style:name="P8" style:family="paragraph" style:parent-style-name="Heading_20_2" style:master-page-name="Standard">
      <style:paragraph-properties style:page-number="auto"/>
    </style:style>
    <style:style style:name="T1" style:family="text">
      <style:text-properties officeooo:rsid="00155752"/>
    </style:style>
    <style:style style:name="T2" style:family="text">
      <style:text-properties officeooo:rsid="00163e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 text:name="docs-internal-guid-8016dd54-b6aa-a282-6e"/>Agenda Meeting 2<text:span text:style-name="T1">7</text:span>.03.2015</text:h>
      <text:p text:style-name="Standard">Course<text:tab/><text:tab/>: Embedded Systems</text:p>
      <text:p text:style-name="Text_20_body">Group<text:tab/><text:tab/>: 16</text:p>
      <text:p text:style-name="Standard">President<text:tab/>: Wigger</text:p>
      <text:p text:style-name="Text_20_body">Secretary<text:tab/>: Stefan<text:bookmark text:name="_GoBack"/></text:p>
      <text:list xml:id="list7888614575641892960" text:style-name="WWNum1">
        <text:list-item>
          <text:p text:style-name="P2">Attendance</text:p>
        </text:list-item>
        <text:list-item>
          <text:p text:style-name="P2">Review of minutes</text:p>
        </text:list-item>
        <text:list-item>
          <text:p text:style-name="P3">Software Design <text:span text:style-name="T1">&amp; Software Implementation and Integration</text:span></text:p>
        </text:list-item>
      </text:list>
      <text:list xml:id="list7812576817352746999" text:style-name="L1">
        <text:list-item>
          <text:p text:style-name="P4">Feedback</text:p>
        </text:list-item>
      </text:list>
      <text:list xml:id="list141509080350312" text:continue-list="list7888614575641892960" text:style-name="WWNum1">
        <text:list-item>
          <text:p text:style-name="P7">Follow-up on the conclusion of the logbook</text:p>
        </text:list-item>
        <text:list-item>
          <text:p text:style-name="P2">Remarks</text:p>
        </text:list-item>
        <text:list-item>
          <text:p text:style-name="P2">Questions</text:p>
        </text:list-item>
      </text:list>
      <text:list xml:id="list3055370930168323944" text:style-name="L2">
        <text:list-item>
          <text:p text:style-name="P5">Is the “Validation and Testing” document supposed to include all validation made during previous documents (which is already included in those documents), or <text:span text:style-name="T2">should the document consist only of the validation of the final product to the customer's initial requests?</text:span></text:p>
        </text:list-item>
      </text:list>
      <text:list xml:id="list141509260311532" text:continue-list="list141509080350312" text:style-name="WWNum1">
        <text:list-item>
          <text:p text:style-name="P6">Ending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vertical-align="baseline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color="#808080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34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3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346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3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346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3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van den Berg</meta:initial-creator>
    <meta:editing-cycles>5</meta:editing-cycles>
    <meta:print-date>2015-03-23T19:12:00</meta:print-date>
    <meta:creation-date>2015-03-23T19:12:00</meta:creation-date>
    <dc:date>2015-03-25T14:15:07.859001717</dc:date>
    <meta:editing-duration>PT9M31S</meta:editing-duration>
    <meta:generator>LibreOffice/4.3.3.2$Linux_X86_64 LibreOffice_project/430m0$Build-2</meta:generator>
    <meta:document-statistic meta:table-count="0" meta:image-count="0" meta:object-count="0" meta:page-count="1" meta:paragraph-count="14" meta:word-count="87" meta:character-count="535" meta:non-whitespace-character-count="4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